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448.2115071">
            <text:p>￥98,4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605">
            <text:p>47,60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7605">
            <text:p>￥47,6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605">
            <text:p>47605</text:p>
          </table:table-cell>
          <table:table-cell table:style-name="ce23"/>
          <table:table-cell table:style-name="ce26" table:formula="of:=SUM([.I3:.I6])" office:value-type="currency" office:currency="JPY" office:value="4922.410575355">
            <text:p>￥4,92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924">
            <text:p>0.024092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00">
            <text:p>￥830,000</text:p>
          </table:table-cell>
          <table:table-cell table:style-name="ce17" table:formula="of:=[.D3]*[.G3]" office:value-type="currency" office:currency="JPY" office:value="25557.692">
            <text:p>￥25,5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7924">
            <text:p>0.0307924</text:p>
          </table:table-cell>
          <table:table-cell table:style-name="ce24" table:formula="of:=[.G3]*[.H$1]" office:value-type="float" office:value="0.00153962">
            <text:p>0.0015</text:p>
          </table:table-cell>
          <table:table-cell table:style-name="ce27" table:formula="of:=[.H3]*[.D3]" office:value-type="currency" office:currency="JPY" office:value="1277.8846">
            <text:p>￥1,277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7.5209">
            <text:p>647.520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389">
            <text:p>￥28.389</text:p>
          </table:table-cell>
          <table:table-cell table:style-name="ce17" table:formula="of:=[.D4]*([.B4]+[.C4])" office:value-type="currency" office:currency="JPY" office:value="23571.9800301">
            <text:p>￥23,5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30.3209">
            <text:p>830.3209</text:p>
          </table:table-cell>
          <table:table-cell table:style-name="ce25" table:formula="of:=[.G4]*[.H$1]" office:value-type="float" office:value="41.516045">
            <text:p>41.5</text:p>
          </table:table-cell>
          <table:table-cell table:style-name="ce27" table:formula="of:=[.H4]*[.D4]" office:value-type="currency" office:currency="JPY" office:value="1178.599001505">
            <text:p>￥1,178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4.348">
            <text:p>54.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3">
            <text:p>￥373.000</text:p>
          </table:table-cell>
          <table:table-cell table:style-name="ce17" table:formula="of:=[.D5]*[.G5]" office:value-type="currency" office:currency="JPY" office:value="24001.804">
            <text:p>￥24,0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4.348">
            <text:p>64.348</text:p>
          </table:table-cell>
          <table:table-cell table:style-name="ce23" table:formula="of:=[.G5]*[.H$1]" office:value-type="float" office:value="3.2174">
            <text:p>3</text:p>
          </table:table-cell>
          <table:table-cell table:style-name="ce27" table:formula="of:=[.H5]*[.D5]" office:value-type="currency" office:currency="JPY" office:value="1200.0902">
            <text:p>￥1,200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82839">
            <text:p>0.3108283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300">
            <text:p>￥64,300</text:p>
          </table:table-cell>
          <table:table-cell table:style-name="ce17" table:formula="of:=[.D6]*[.G6]" office:value-type="currency" office:currency="JPY" office:value="25316.735477">
            <text:p>￥25,31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72839">
            <text:p>0.39372839</text:p>
          </table:table-cell>
          <table:table-cell table:style-name="ce24" table:formula="of:=[.G6]*[.H$7]" office:value-type="float" office:value="0.0196864195">
            <text:p>0.0197</text:p>
          </table:table-cell>
          <table:table-cell table:style-name="ce27" table:formula="of:=[.H6]*[.D6]" office:value-type="currency" office:currency="JPY" office:value="1265.83677385">
            <text:p>￥1,265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612.052876775">
            <text:p>￥24,61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3"/>
          <table:table-cell table:style-name="ce26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4" table:formula="of:=[.G3]*[.H$1]" office:value-type="float" office:value="0.0015249325">
            <text:p>0.0015</text:p>
          </table:table-cell>
          <table:table-cell table:style-name="ce27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5" table:formula="of:=[.G4]*[.H$1]" office:value-type="float" office:value="40.824005">
            <text:p>40.8</text:p>
          </table:table-cell>
          <table:table-cell table:style-name="ce27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3" table:formula="of:=[.G5]*[.H$1]" office:value-type="float" office:value="3.15787">
            <text:p>3</text:p>
          </table:table-cell>
          <table:table-cell table:style-name="ce27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4" table:formula="of:=[.G6]*[.H$7]" office:value-type="float" office:value="0.019502132">
            <text:p>0.0195</text:p>
          </table:table-cell>
          <table:table-cell table:style-name="ce27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3"/>
          <table:table-cell table:style-name="ce26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4" table:formula="of:=[.G3]*[.H$1]" office:value-type="float" office:value="0.001508749">
            <text:p>0.0015</text:p>
          </table:table-cell>
          <table:table-cell table:style-name="ce27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5" table:formula="of:=[.G4]*[.H$1]" office:value-type="float" office:value="40.0299">
            <text:p>40.0</text:p>
          </table:table-cell>
          <table:table-cell table:style-name="ce27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3" table:formula="of:=[.G5]*[.H$1]" office:value-type="float" office:value="3.09645">
            <text:p>3</text:p>
          </table:table-cell>
          <table:table-cell table:style-name="ce27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4" table:formula="of:=[.G6]*[.H$7]" office:value-type="float" office:value="0.019265779">
            <text:p>0.0193</text:p>
          </table:table-cell>
          <table:table-cell table:style-name="ce27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3"/>
          <table:table-cell table:style-name="ce26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4" table:formula="of:=[.G3]*[.H$1]" office:value-type="float" office:value="0.0014939175">
            <text:p>0.0015</text:p>
          </table:table-cell>
          <table:table-cell table:style-name="ce27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5" table:formula="of:=[.G4]*[.H$1]" office:value-type="float" office:value="39.17904">
            <text:p>39.2</text:p>
          </table:table-cell>
          <table:table-cell table:style-name="ce27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3" table:formula="of:=[.G5]*[.H$1]" office:value-type="float" office:value="3.03832">
            <text:p>3</text:p>
          </table:table-cell>
          <table:table-cell table:style-name="ce27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4" table:formula="of:=[.G6]*[.H$7]" office:value-type="float" office:value="0.019042078">
            <text:p>0.0190</text:p>
          </table:table-cell>
          <table:table-cell table:style-name="ce27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2018/06/02</text:date>, <text:time>22:05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2T22:05:23</dc:date>
    <dc:creator>鈴木 豊樹</dc:creator>
    <meta:editing-duration>P2DT1H44M29S</meta:editing-duration>
    <meta:editing-cycles>179</meta:editing-cycles>
    <meta:generator>OpenOffice/4.1.5$Unix OpenOffice.org_project/415m1$Build-9789</meta:generator>
    <meta:document-statistic meta:table-count="58" meta:cell-count="3577" meta:object-count="0"/>
  </office:meta>
</office:document-meta>
</file>